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00000025C5A5D5F6FF401900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5000b" draw:fill-color="#c5000b" draw:textarea-horizontal-align="justify" draw:textarea-vertical-align="middle" draw:auto-grow-height="false" fo:min-height="1.33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5000b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584cm" svg:height="6.884cm" svg:x="0.016cm" svg:y="0.016cm">
          <draw:image xlink:href="Pictures/10000000000004500000025C5A5D5F6FF401900B.jpg" xlink:type="simple" xlink:show="embed" xlink:actuate="onLoad">
            <text:p/>
          </draw:image>
        </draw:frame>
        <draw:custom-shape draw:style-name="gr2" draw:text-style-name="P2" draw:layer="layout" svg:width="0.4cm" svg:height="1.81cm" svg:x="1.5cm" svg:y="5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7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6-11-03T20:45:23.843509247</dc:date>
    <meta:editing-duration>PT3H34M30S</meta:editing-duration>
    <meta:editing-cycles>70</meta:editing-cycles>
    <meta:generator>LibreOffice/5.2.2.2$Linux_X86_64 LibreOffice_project/20m0$Build-2</meta:generator>
    <meta:document-statistic meta:object-count="2"/>
  </office:meta>
</office:document-meta>
</file>